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34" style:family="text">
      <style:text-properties fo:font-size="12.00pt" fo:font-weight="normal" fo:font-family="Arial" style:font-family-asian="Arial" style:font-family-complex="Arial" fo:background-color="transparent" fo:color="#00b05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fo:color="#00a933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left="21.20pt" fo:text-indent="0.00pt" fo:margin-bottom="7.00pt"/>
    </style:style>
  </office:automatic-styles>
  <office:body>
    <office:text>
      <text:p text:style-name="P1"><text:span text:style-name="T1">Вопросы<text:s/></text:span><text:span text:style-name="T2">💎</text:span></text:p>
      <text:p text:style-name="P1"><text:span text:style-name="T3">1.<text:s/></text:span><text:span text:style-name="T4">Чем отличаются куки, localStorage и sessionStorage? Что стоит использовать, если нам нужно надолго сохранить много пользовательских данных?</text:span></text:p>
      <text:p text:style-name="P1"><text:span text:style-name="T5"/></text:p>
      <text:p text:style-name="P1"><text:span text:style-name="T6">Различаются обьемом данных, способом их хранения, например sessionStorage хранит данные только<text:s text:c="2"/>до того, как пользователь закроет браузер, а localStorage бессрочно, куки можно передавать на сервер и у них самый маленький обьем хранящихся данных, но они могут быть защищенными. Если нужно надолго сохранить много пользовательских данных нужно использовать localStorage</text:span></text:p>
      <text:p text:style-name="P1"><text:span text:style-name="T7"/></text:p>
      <text:p text:style-name="P1"><text:span text:style-name="T8">2.<text:s/></text:span><text:span text:style-name="T9">Как добавить и получить значение из веб-хранилища? </text:span></text:p>
      <text:p text:style-name="P1"><text:span text:style-name="T10"/></text:p>
      <text:p text:style-name="P1"><text:span text:style-name="T11">Добавить - localStorage.setItem("key", value);</text:span></text:p>
      <text:p text:style-name="P1"><text:span text:style-name="T11">Получить - localStorage.getItem("key);</text:span></text:p>
      <text:p text:style-name="P1"><text:span text:style-name="T11">Посмотреть куки - alert( document.cookie );</text:span></text:p>
      <text:p text:style-name="P1"><text:span text:style-name="T12"/></text:p>
      <text:p text:style-name="P1"><text:span text:style-name="T13">3.<text:s/></text:span><text:span text:style-name="T14">Придумайте еще минимум 3 ситуации помимо предложенных в уроке, для чего может быть нужно сохранять данные пользователя и какие? </text:span></text:p>
      <text:p text:style-name="P1"><text:span text:style-name="T15"><text:s text:c="4"/>*</text:span><text:span text:style-name="T16">Пример из урока: запомнить, что пользователь уже залогинился, что у него лежит в корзине или в каком разделе сайта он сейчас находится*</text:span><text:span text:style-name="T17"/></text:p>
      <text:p text:style-name="P1"><text:span text:style-name="T18"/></text:p>
      <text:p text:style-name="P1"><text:span text:style-name="T19">Что пользователь уже покупал в прошлые посещения</text:span></text:p>
      <text:p text:style-name="P1"><text:span text:style-name="T19">Какие товары он просматривал в прошлые посещения</text:span></text:p>
      <text:p text:style-name="P1"><text:span text:style-name="T19">Адрес при доставке, чтобы не вводить каждый раз<text:line-break/></text:span><text:span text:style-name="T20"><text:s text:c="4"/></text:span></text:p>
      <text:p text:style-name="P1"><text:span text:style-name="T20">4.<text:s/></text:span><text:span text:style-name="T21">Как сделать валидацию номера кредитной карты? </text:span></text:p>
      <text:p text:style-name="P1"><text:span text:style-name="T22"/></text:p>
      <text:p text:style-name="P1"><text:span text:style-name="T23">С помощью регулярного выражения: /^(?:4[0-9]{12}(?:[0-9]{3})?|5[1-5][0-9]{14}|6(?:011|5[0-9][0-9])[0-9]{12}|3[47][0-9]{13}|3(?:0[0-5]|[68][0-9])[0-9]{11}|(?:2131|1800|35\d{3})\d{11})$/</text:span></text:p>
      <text:p text:style-name="P1"><text:span text:style-name="T24"/></text:p>
      <text:p text:style-name="P1"><text:span text:style-name="T25">5.<text:s/></text:span><text:span text:style-name="T26">Как сделать input, который будет принимать только числа (минимум 2 способа)?</text:span></text:p>
      <text:p text:style-name="P1"><text:span text:style-name="T27"/></text:p>
      <text:p text:style-name="P1"><text:span text:style-name="T28">&lt;input type="tel"&gt;</text:span></text:p>
      <text:p text:style-name="P1"><text:span text:style-name="T28">&lt;input type="number"&gt;</text:span></text:p>
      <text:p text:style-name="P1"><text:span text:style-name="T29"/></text:p>
      <text:p text:style-name="P1"><text:span text:style-name="T30">6.<text:s/></text:span><text:span text:style-name="T31">Найдите регулярное выражение для ФИО на русском языке</text:span></text:p>
      <text:p text:style-name="P1"><text:span text:style-name="T32"/></text:p>
      <text:p text:style-name="P1"><text:span text:style-name="T33">/^[</text:span><text:span text:style-name="T34">А-ЯЁ][а-яё]*([-][А-ЯЁ][а-яё]*)?\s[А-ЯЁ][а-яё]*\s[А-ЯЁ][а-яё]*$/ - проверка включает двойную фамилию через тире</text:span></text:p>
      <text:p text:style-name="P1"><text:span text:style-name="T35"/></text:p>
      <text:p text:style-name="P1"><text:span text:style-name="T36">7.<text:s/></text:span><text:span text:style-name="T37">Напишите самый красивый и понятный вид, как должно выглядеть невалидное поле, чтобы пользователю было понятно, что в него вводить и что не так, если ввод некорректен (теги html+css)</text:span></text:p>
      <text:p text:style-name="P1"><text:span text:style-name="T38"/></text:p>
      <text:p text:style-name="P1"><text:span text:style-name="T39">Д</text:span></text:p>
      <text:p text:style-name="P1"><text:span text:style-name="T40"/></text:p>
      <text:p text:style-name="P1"><text:span text:style-name="T41">8.<text:s/></text:span><text:span text:style-name="T42">Какие есть недостатки у стандартного способа задания валидации через HTML5?</text:span></text:p>
      <text:p text:style-name="P1"><text:span text:style-name="T43"/></text:p>
      <text:p text:style-name="P1"><text:span text:style-name="T44">Он не имеет кроссбраузерности, и можно проверить только заполнено поле или нет, но не проверить насколько корректно оно заполнено</text:span></text:p>
      <text:p text:style-name="P1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